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Flex" svg:font-family="'Google Sans Flex', '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loext:opacity="100%" style:font-name="Google Sans Flex" fo:font-size="12pt" fo:letter-spacing="normal" fo:font-style="normal" fo:font-weight="normal" officeooo:paragraph-rsid="001b6898"/>
    </style:style>
    <style:style style:name="P2" style:family="paragraph" style:parent-style-name="Standard">
      <style:paragraph-properties fo:margin-left="0cm" fo:margin-right="0cm" fo:orphans="2" fo:widows="2" fo:text-indent="0cm" style:auto-text-indent="false"/>
      <style:text-properties fo:font-variant="normal" fo:text-transform="none" fo:color="#000000" loext:opacity="100%" style:font-name="Google Sans Flex" fo:font-size="12pt" fo:letter-spacing="normal" fo:font-style="normal" fo:font-weight="normal" officeooo:rsid="001b6898" officeooo:paragraph-rsid="001b6898"/>
    </style:style>
    <style:style style:name="P3" style:family="paragraph" style:parent-style-name="Standard">
      <style:paragraph-properties fo:margin-left="0cm" fo:margin-right="0cm" fo:orphans="2" fo:widows="2" fo:text-indent="0cm" style:auto-text-indent="false"/>
      <style:text-properties fo:color="#000000" loext:opacity="100%" officeooo:paragraph-rsid="001b6898"/>
    </style:style>
    <style:style style:name="P4" style:family="paragraph" style:parent-style-name="Standard">
      <style:paragraph-properties fo:margin-left="0cm" fo:margin-right="0cm" fo:orphans="2" fo:widows="2" fo:text-indent="0cm" style:auto-text-indent="false"/>
      <style:text-properties fo:color="#000000" loext:opacity="100%" officeooo:rsid="001b6898" officeooo:paragraph-rsid="001b6898"/>
    </style:style>
    <style:style style:name="T1" style:family="text">
      <style:text-properties officeooo:rsid="001b6898"/>
    </style:style>
    <style:style style:name="T2" style:family="text">
      <style:text-properties fo:font-variant="normal" fo:text-transform="none" style:font-name="Google Sans Flex"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Şimdi seninle vaka veritabanı oluşturan bir program yazacağız. Format şu şekilde <text:span text:style-name="T1">olacak.</text:span></text:p>
      <text:p text:style-name="P2">Tanısı (bu gizli olacak. Kullanıcıya açık edilmeyecek. Kullanıcının bunu bulması simülasyonun yegane amacı.):</text:p>
      <text:p text:style-name="P1"/>
      <text:p text:style-name="P3"><text:span text:style-name="T2">Hasta Adı Soyadı:</text:span> </text:p>
      <text:p text:style-name="P4">Yaşı:</text:p>
      <text:p text:style-name="P4">Mesleği:</text:p>
      <text:p text:style-name="P4">Şikayeti:</text:p>
      <text:p text:style-name="P4">(bunlar bariz bir şekilde hastanın kendisinin söyleyeceği bilgiler olacak. Aşağıda verdiklerim ise sadece kullanıcının -yani simülasyondaki doktorun sorması halinde cevap olarak verilecek-</text:p>
      <text:p text:style-name="P4">Şikayetin detayları(Örneğin karnı ağrıyan hastanın ne kadar süredir olduğunu, nerede başladığını, eşlik eden özelliklerini, yayılımını, vs):</text:p>
      <text:p text:style-name="P4">Kronik Hastalıkları:</text:p>
      <text:p text:style-name="P4">Kullandığı İlaçları:</text:p>
      <text:p text:style-name="P4">Aile Öyküsü:</text:p>
      <text:p text:style-name="P4">Tıbbi Özgeçmişi:</text:p>
      <text:p text:style-name="P4">(buraya kadar olan kısmı da tamamladık. Bunlar kullanıcının sorgusu halinde cevaplanacak. Aksi takdirde açığa çıkmayacak. Aşağıdakiler ise laboratuvar, fizik muayene ve görüntüleme istekleriyle birlikte açığa çıkarılacak ve her biri baştaki tanı ile uyumlu olması gerekiyor.)</text:p>
      <text:p text:style-name="P4">Fizik Muayene bulguları: </text:p>
      <text:p text:style-name="P4">Laboratuvar bulguları:</text:p>
      <text:p text:style-name="P4">Görüntüleme bulguları:</text:p>
      <text:p text:style-name="P4"/>
      <text:p text:style-name="P4">Bunu yapacak olmakla birlikte nasıl yapabileceğimi de söyler misin? Bunu yapabilecek bir python programı zor olur gibi geliyor. Öte yandan da bunu yapabilecek derecede tutarlı ve yaratıcı bir yz var mı emin değilim. Yol gösterir mis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Flex" svg:font-family="'Google Sans Flex', '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8T21:58:55.964025300</meta:creation-date>
    <dc:date>2025-11-28T23:11:25.571024000</dc:date>
    <meta:editing-duration>PT1H2M14S</meta:editing-duration>
    <meta:editing-cycles>1</meta:editing-cycles>
    <meta:document-statistic meta:table-count="0" meta:image-count="0" meta:object-count="0" meta:page-count="1" meta:paragraph-count="17" meta:word-count="155" meta:character-count="1212" meta:non-whitespace-character-count="1072"/>
    <meta:generator>LibreOffice/25.8.3.2$Windows_X86_64 LibreOffice_project/8ca8d55c161d602844f5428fa4b58097424e324e</meta:generator>
  </office:meta>
</office:document-meta>
</file>